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9fa8da"/>
    </style:style>
    <style:style style:name="ta4" style:family="table" style:master-page-name="Default">
      <style:table-properties table:display="true" style:writing-mode="lr-tb" table:tab-color="#2979ff"/>
    </style:style>
    <style:style style:name="ta5" style:family="table" style:master-page-name="Default">
      <style:table-properties table:display="true" style:writing-mode="lr-tb" table:tab-color="#1a237e"/>
    </style:style>
    <style:style style:name="ta6" style:family="table" style:master-page-name="Default">
      <style:table-properties table:display="true" style:writing-mode="lr-tb" table:tab-color="#004f9e"/>
    </style:style>
    <style:style style:name="ta7" style:family="table" style:master-page-name="Default">
      <style:table-properties table:display="true" style:writing-mode="lr-tb" table:tab-color="#333333"/>
    </style:style>
    <style:style style:name="ta8" style:family="table" style:master-page-name="Default">
      <style:table-properties table:display="true" style:writing-mode="lr-tb" table:tab-color="#ff3838"/>
    </style:style>
    <style:style style:name="ta9" style:family="table" style:master-page-name="Default">
      <style:table-properties table:display="true" style:writing-mode="lr-tb" table:tab-color="#e8a202"/>
    </style:style>
    <style:style style:name="ta10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e3e3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ata Capture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ata (additive)</text:p>
          </table:table-cell>
          <table:table-cell table:style-name="ce1" office:value-type="string" calcext:value-type="string">
            <text:p>Multiplier</text:p>
          </table:table-cell>
          <table:table-cell/>
        </table:table-row>
        <table:table-row table:style-name="ro1">
          <table:table-cell office:value-type="string" calcext:value-type="string">
            <text:p>Goals (home)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</table:table-row>
        <table:table-row table:style-name="ro1">
          <table:table-cell office:value-type="string" calcext:value-type="string">
            <text:p>Goals (away)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fsides 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uls 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float" office:value="0.00625" calcext:value-type="float">
            <text:p>0.00625</text:p>
          </table:table-cell>
          <table:table-cell/>
        </table:table-row>
        <table:table-row table:style-name="ro1">
          <table:table-cell office:value-type="string" calcext:value-type="string">
            <text:p>Tackles 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Attacks 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-2" calcext:value-type="float">
            <text:p>-2</text:p>
          </table:table-cell>
          <table:table-cell/>
        </table:table-row>
      </table:table>
      <table:table table:name="ars-she" table:style-name="ta2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heffield Utd</text:p>
          </table:table-cell>
          <table:table-cell/>
          <table:table-cell table:formula="of:=[.B1]" office:value-type="string" office:string-value="Arsenal" calcext:value-type="string">
            <text:p>Arsenal</text:p>
          </table:table-cell>
          <table:table-cell table:formula="of:=[.C1]" office:value-type="string" office:string-value="Sheffield Utd" calcext:value-type="string">
            <text:p>Sheffield Utd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3]*[$'Data Capture'.B4]" office:value-type="float" office:value="4.355" calcext:value-type="float">
            <text:p>4.355</text:p>
          </table:table-cell>
          <table:table-cell table:formula="of:=[.C3]*[$'Data Capture'.B4]"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4]*[$'Data Capture'.B5]" office:value-type="float" office:value="3" calcext:value-type="float">
            <text:p>3</text:p>
          </table:table-cell>
          <table:table-cell table:formula="of:=[.C4]*[$'Data Capture'.B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0" calcext:value-type="float">
            <text:p>0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]*[$'Data Capture'.B13]" office:value-type="float" office:value="-6" calcext:value-type="float">
            <text:p>-6</text:p>
          </table:table-cell>
          <table:table-cell table:formula="of:=[.C12]*[$'Data Capture'.B13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99" calcext:value-type="float">
            <text:p>699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15]*[$'Data Capture'.B16]" office:value-type="float" office:value="4.36875" calcext:value-type="float">
            <text:p>4.36875</text:p>
          </table:table-cell>
          <table:table-cell table:formula="of:=[.C15]*[$'Data Capture'.B16]" office:value-type="float" office:value="2.33125" calcext:value-type="float">
            <text:p>2.3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2.64" calcext:value-type="float">
            <text:p>2.64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7]*[$'Data Capture'.B18]" office:value-type="float" office:value="7.15" calcext:value-type="float">
            <text:p>7.15</text:p>
          </table:table-cell>
          <table:table-cell table:formula="of:=[.C17]*[$'Data Capture'.B18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0.58875" calcext:value-type="float">
            <text:p>40.58875</text:p>
          </table:table-cell>
          <table:table-cell table:formula="of:=SUM([.F2:.F19])" office:value-type="float" office:value="11.03125" calcext:value-type="float">
            <text:p>11.03125</text:p>
          </table:table-cell>
        </table:table-row>
      </table:table>
      <table:table table:name="ast-liv" table:style-name="ta3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iverpool</text:p>
          </table:table-cell>
          <table:table-cell/>
          <table:table-cell table:formula="of:=[.B1]" office:value-type="string" office:string-value="Aston Villa" calcext:value-type="string">
            <text:p>Aston Villa</text:p>
          </table:table-cell>
          <table:table-cell table:formula="of:=[.C1]" office:value-type="string" office:string-value="Liverpool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35" calcext:value-type="float">
            <text:p>35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]*[$'Data Capture'.B4]" office:value-type="float" office:value="2.077" calcext:value-type="float">
            <text:p>2.077</text:p>
          </table:table-cell>
          <table:table-cell table:formula="of:=[.C3]*[$'Data Capture'.B4]" office:value-type="float" office:value="4.623" calcext:value-type="float">
            <text:p>4.62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9" calcext:value-type="float">
            <text:p>9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11" calcext:value-type="float">
            <text:p>11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12" calcext:value-type="float">
            <text:p>12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14" calcext:value-type="float">
            <text:p>-14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285" calcext:value-type="float">
            <text:p>28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5]*[$'Data Capture'.B16]" office:value-type="float" office:value="1.78125" calcext:value-type="float">
            <text:p>1.78125</text:p>
          </table:table-cell>
          <table:table-cell table:formula="of:=[.C15]*[$'Data Capture'.B16]"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17]*[$'Data Capture'.B18]" office:value-type="float" office:value="4.45" calcext:value-type="float">
            <text:p>4.45</text:p>
          </table:table-cell>
          <table:table-cell table:formula="of:=[.C17]*[$'Data Capture'.B18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14" calcext:value-type="float">
            <text:p>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64.53325" calcext:value-type="float">
            <text:p>64.53325</text:p>
          </table:table-cell>
          <table:table-cell table:formula="of:=SUM([.F2:.F19])" office:value-type="float" office:value="31.3555" calcext:value-type="float">
            <text:p>31.3555</text:p>
          </table:table-cell>
        </table:table-row>
      </table:table>
      <table:table table:name="che-cry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/>
          <table:table-cell table:formula="of:=[.B1]" office:value-type="string" office:string-value="Chelsea" calcext:value-type="string">
            <text:p>Chelsea</text:p>
          </table:table-cell>
          <table:table-cell table:formula="of:=[.C1]" office:value-type="string" office:string-value="Crystal Palace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3]*[$'Data Capture'.B4]" office:value-type="float" office:value="4.757" calcext:value-type="float">
            <text:p>4.757</text:p>
          </table:table-cell>
          <table:table-cell table:formula="of:=[.C3]*[$'Data Capture'.B4]"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]*[$'Data Capture'.B5]" office:value-type="float" office:value="8.5" calcext:value-type="float">
            <text:p>8.5</text:p>
          </table:table-cell>
          <table:table-cell table:formula="of:=[.C4]*[$'Data Capture'.B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4.5" calcext:value-type="float">
            <text:p>4.5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5" calcext:value-type="float">
            <text:p>-5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*[$'Data Capture'.B10]" office:value-type="float" office:value="8" calcext:value-type="float">
            <text:p>8</text:p>
          </table:table-cell>
          <table:table-cell table:formula="of:=[.C9]*[$'Data Capture'.B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0" calcext:value-type="float">
            <text:p>0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]*[$'Data Capture'.B13]" office:value-type="float" office:value="-34" calcext:value-type="float">
            <text:p>-34</text:p>
          </table:table-cell>
          <table:table-cell table:formula="of:=[.C12]*[$'Data Capture'.B13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707" calcext:value-type="float">
            <text:p>70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B15]*[$'Data Capture'.B16]" office:value-type="float" office:value="4.41875" calcext:value-type="float">
            <text:p>4.41875</text:p>
          </table:table-cell>
          <table:table-cell table:formula="of:=[.C15]*[$'Data Capture'.B1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]*[$'Data Capture'.B17]" office:value-type="float" office:value="4.62" calcext:value-type="float">
            <text:p>4.62</text:p>
          </table:table-cell>
          <table:table-cell table:formula="of:=[.C16]*[$'Data Capture'.B17]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7]*[$'Data Capture'.B18]" office:value-type="float" office:value="6.45" calcext:value-type="float">
            <text:p>6.45</text:p>
          </table:table-cell>
          <table:table-cell table:formula="of:=[.C17]*[$'Data Capture'.B18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0.42075" calcext:value-type="float">
            <text:p>30.42075</text:p>
          </table:table-cell>
          <table:table-cell table:formula="of:=SUM([.F2:.F19])" office:value-type="float" office:value="-0.981999999999999" calcext:value-type="float">
            <text:p>-0.981999999999999</text:p>
          </table:table-cell>
        </table:table-row>
      </table:table>
      <table:table table:name="eve-bri" table:style-name="ta5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righton</text:p>
          </table:table-cell>
          <table:table-cell/>
          <table:table-cell table:formula="of:=[.B1]" office:value-type="string" office:string-value="Everton" calcext:value-type="string">
            <text:p>Everton</text:p>
          </table:table-cell>
          <table:table-cell table:formula="of:=[.C1]" office:value-type="string" office:string-value="Brighton" calcext:value-type="string">
            <text:p>Brighton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]*[$'Data Capture'.B4]" office:value-type="float" office:value="2.881" calcext:value-type="float">
            <text:p>2.881</text:p>
          </table:table-cell>
          <table:table-cell table:formula="of:=[.C3]*[$'Data Capture'.B4]" office:value-type="float" office:value="3.819" calcext:value-type="float">
            <text:p>3.819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B4]*[$'Data Capture'.B5]" office:value-type="float" office:value="5.5" calcext:value-type="float">
            <text:p>5.5</text:p>
          </table:table-cell>
          <table:table-cell table:formula="of:=[.C4]*[$'Data Capture'.B5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8]*[$'Data Capture'.B9]" office:value-type="float" office:value="7.5" calcext:value-type="float">
            <text:p>7.5</text:p>
          </table:table-cell>
          <table:table-cell table:formula="of:=[.C8]*[$'Data Capture'.B9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4" calcext:value-type="float">
            <text:p>47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15]*[$'Data Capture'.B16]" office:value-type="float" office:value="2.9625" calcext:value-type="float">
            <text:p>2.9625</text:p>
          </table:table-cell>
          <table:table-cell table:formula="of:=[.C15]*[$'Data Capture'.B16]" office:value-type="float" office:value="3.8625" calcext:value-type="float">
            <text:p>3.8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B16]*[$'Data Capture'.B17]" office:value-type="float" office:value="6.6" calcext:value-type="float">
            <text:p>6.6</text:p>
          </table:table-cell>
          <table:table-cell table:formula="of:=[.C16]*[$'Data Capture'.B17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7]*[$'Data Capture'.B18]" office:value-type="float" office:value="4.3" calcext:value-type="float">
            <text:p>4.3</text:p>
          </table:table-cell>
          <table:table-cell table:formula="of:=[.C17]*[$'Data Capture'.B18]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2.3185" calcext:value-type="float">
            <text:p>32.3185</text:p>
          </table:table-cell>
          <table:table-cell table:formula="of:=SUM([.F2:.F19])" office:value-type="float" office:value="22.6315" calcext:value-type="float">
            <text:p>22.6315</text:p>
          </table:table-cell>
        </table:table-row>
      </table:table>
      <table:table table:name="lee-cit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Manchester City</text:p>
          </table:table-cell>
          <table:table-cell/>
          <table:table-cell table:formula="of:=[.B1]" office:value-type="string" office:string-value="Leeds" calcext:value-type="string">
            <text:p>Leeds</text:p>
          </table:table-cell>
          <table:table-cell table:formula="of:=[.C1]" office:value-type="string" office:string-value="Manchester City" calcext:value-type="string">
            <text:p>Manchester Cit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]*[$'Data Capture'.B4]" office:value-type="float" office:value="3.484" calcext:value-type="float">
            <text:p>3.484</text:p>
          </table:table-cell>
          <table:table-cell table:formula="of:=[.C3]*[$'Data Capture'.B4]" office:value-type="float" office:value="3.216" calcext:value-type="float">
            <text:p>3.21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4]*[$'Data Capture'.B5]" office:value-type="float" office:value="6" calcext:value-type="float">
            <text:p>6</text:p>
          </table:table-cell>
          <table:table-cell table:formula="of:=[.C4]*[$'Data Capture'.B5]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8" calcext:value-type="float">
            <text:p>8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7" calcext:value-type="float">
            <text:p>7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29" calcext:value-type="float">
            <text:p>429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5]*[$'Data Capture'.B16]" office:value-type="float" office:value="2.68125" calcext:value-type="float">
            <text:p>2.68125</text:p>
          </table:table-cell>
          <table:table-cell table:formula="of:=[.C15]*[$'Data Capture'.B16]" office:value-type="float" office:value="2.43125" calcext:value-type="float">
            <text:p>2.4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8.91" calcext:value-type="float">
            <text:p>8.91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17]*[$'Data Capture'.B18]" office:value-type="float" office:value="3.8" calcext:value-type="float">
            <text:p>3.8</text:p>
          </table:table-cell>
          <table:table-cell table:formula="of:=[.C17]*[$'Data Capture'.B18]"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18]*[$'Data Capture'.B19]" office:value-type="float" office:value="2.625" calcext:value-type="float">
            <text:p>2.625</text:p>
          </table:table-cell>
          <table:table-cell table:formula="of:=[.C18]*[$'Data Capture'.B19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00025" calcext:value-type="float">
            <text:p>23.00025</text:p>
          </table:table-cell>
          <table:table-cell table:formula="of:=SUM([.F2:.F19])" office:value-type="float" office:value="41.97725" calcext:value-type="float">
            <text:p>41.97725</text:p>
          </table:table-cell>
        </table:table-row>
      </table:table>
      <table:table table:name="lei-ham" table:style-name="ta6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/>
          <table:table-cell table:formula="of:=[.B1]" office:value-type="string" office:string-value="Leicester" calcext:value-type="string">
            <text:p>Leicester</text:p>
          </table:table-cell>
          <table:table-cell table:formula="of:=[.C1]" office:value-type="string" office:string-value="West Ham" calcext:value-type="string">
            <text:p>West 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]*[$'Data Capture'.B2]" office:value-type="float" office:value="0" calcext:value-type="float">
            <text:p>0</text:p>
          </table:table-cell>
          <table:table-cell table:formula="of:=[.C2]*[$'Data Capture'.B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3]*[$'Data Capture'.B4]" office:value-type="float" office:value="4.623" calcext:value-type="float">
            <text:p>4.623</text:p>
          </table:table-cell>
          <table:table-cell table:formula="of:=[.C3]*[$'Data Capture'.B4]" office:value-type="float" office:value="2.077" calcext:value-type="float">
            <text:p>2.077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2" calcext:value-type="float">
            <text:p>2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*[$'Data Capture'.B6]" office:value-type="float" office:value="0" calcext:value-type="float">
            <text:p>0</text:p>
          </table:table-cell>
          <table:table-cell table:formula="of:=[.C5]*[$'Data Capture'.B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2" calcext:value-type="float">
            <text:p>-2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$'Data Capture'.B12]" office:value-type="float" office:value="6" calcext:value-type="float">
            <text:p>6</text:p>
          </table:table-cell>
          <table:table-cell table:formula="of:=[.C11]*[$'Data Capture'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84" calcext:value-type="float">
            <text:p>684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B15]*[$'Data Capture'.B16]" office:value-type="float" office:value="4.275" calcext:value-type="float">
            <text:p>4.275</text:p>
          </table:table-cell>
          <table:table-cell table:formula="of:=[.C15]*[$'Data Capture'.B16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[$'Data Capture'.B17]" office:value-type="float" office:value="2.31" calcext:value-type="float">
            <text:p>2.31</text:p>
          </table:table-cell>
          <table:table-cell table:formula="of:=[.C16]*[$'Data Capture'.B17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17]*[$'Data Capture'.B18]" office:value-type="float" office:value="7.35" calcext:value-type="float">
            <text:p>7.35</text:p>
          </table:table-cell>
          <table:table-cell table:formula="of:=[.C17]*[$'Data Capture'.B18]"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8]*[$'Data Capture'.B19]" office:value-type="float" office:value="4.35" calcext:value-type="float">
            <text:p>4.35</text:p>
          </table:table-cell>
          <table:table-cell table:formula="of:=[.C18]*[$'Data Capture'.B19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$'Data Capture'.B20]" office:value-type="float" office:value="-6" calcext:value-type="float">
            <text:p>-6</text:p>
          </table:table-cell>
          <table:table-cell table:formula="of:=[.C19]*[$'Data Capture'.B20]" office:value-type="float" office:value="-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.408" calcext:value-type="float">
            <text:p>4.408</text:p>
          </table:table-cell>
          <table:table-cell table:formula="of:=SUM([.F2:.F19])" office:value-type="float" office:value="34.537" calcext:value-type="float">
            <text:p>34.537</text:p>
          </table:table-cell>
        </table:table-row>
      </table:table>
      <table:table table:name="new-bur" table:style-name="ta7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urnley</text:p>
          </table:table-cell>
          <table:table-cell/>
          <table:table-cell table:formula="of:=[.B1]" office:value-type="string" office:string-value="Newcastle" calcext:value-type="string">
            <text:p>Newcastle</text:p>
          </table:table-cell>
          <table:table-cell table:formula="of:=[.C1]" office:value-type="string" office:string-value="Burnley" calcext:value-type="string">
            <text:p>Burnle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5" calcext:value-type="float">
            <text:p>1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]*[$'Data Capture'.B4]" office:value-type="float" office:value="3.216" calcext:value-type="float">
            <text:p>3.216</text:p>
          </table:table-cell>
          <table:table-cell table:formula="of:=[.C3]*[$'Data Capture'.B4]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]*[$'Data Capture'.B5]" office:value-type="float" office:value="5" calcext:value-type="float">
            <text:p>5</text:p>
          </table:table-cell>
          <table:table-cell table:formula="of:=[.C4]*[$'Data Capture'.B5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]*[$'Data Capture'.B9]" office:value-type="float" office:value="11" calcext:value-type="float">
            <text:p>11</text:p>
          </table:table-cell>
          <table:table-cell table:formula="of:=[.C8]*[$'Data Capture'.B9]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2.84375" calcext:value-type="float">
            <text:p>2.843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]*[$'Data Capture'.B17]" office:value-type="float" office:value="1.65" calcext:value-type="float">
            <text:p>1.65</text:p>
          </table:table-cell>
          <table:table-cell table:formula="of:=[.C16]*[$'Data Capture'.B17]"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7]*[$'Data Capture'.B18]" office:value-type="float" office:value="4.75" calcext:value-type="float">
            <text:p>4.75</text:p>
          </table:table-cell>
          <table:table-cell table:formula="of:=[.C17]*[$'Data Capture'.B18]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8]*[$'Data Capture'.B19]" office:value-type="float" office:value="4.275" calcext:value-type="float">
            <text:p>4.275</text:p>
          </table:table-cell>
          <table:table-cell table:formula="of:=[.C18]*[$'Data Capture'.B19]"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491" calcext:value-type="float">
            <text:p>23.491</text:p>
          </table:table-cell>
          <table:table-cell table:formula="of:=SUM([.F2:.F19])" office:value-type="float" office:value="-5.80725" calcext:value-type="float">
            <text:p>-5.80725</text:p>
          </table:table-cell>
        </table:table-row>
      </table:table>
      <table:table table:name="sou-bro" table:style-name="ta8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/>
          <table:table-cell table:formula="of:=[.B1]" office:value-type="string" office:string-value="Southampton" calcext:value-type="string">
            <text:p>Southampton</text:p>
          </table:table-cell>
          <table:table-cell table:formula="of:=[.C1]" office:value-type="string" office:string-value="West Brom" calcext:value-type="string">
            <text:p>West Bro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]*[$'Data Capture'.B4]" office:value-type="float" office:value="4.154" calcext:value-type="float">
            <text:p>4.154</text:p>
          </table:table-cell>
          <table:table-cell table:formula="of:=[.C3]*[$'Data Capture'.B4]" office:value-type="float" office:value="2.546" calcext:value-type="float">
            <text:p>2.54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[$'Data Capture'.B5]" office:value-type="float" office:value="6.5" calcext:value-type="float">
            <text:p>6.5</text:p>
          </table:table-cell>
          <table:table-cell table:formula="of:=[.C4]*[$'Data Capture'.B5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.75" calcext:value-type="float">
            <text:p>3.75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[$'Data Capture'.B10]" office:value-type="float" office:value="5" calcext:value-type="float">
            <text:p>5</text:p>
          </table:table-cell>
          <table:table-cell table:formula="of:=[.C9]*[$'Data Capture'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38" calcext:value-type="float">
            <text:p>-3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522" calcext:value-type="float">
            <text:p>52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15]*[$'Data Capture'.B16]" office:value-type="float" office:value="3.2625" calcext:value-type="float">
            <text:p>3.2625</text:p>
          </table:table-cell>
          <table:table-cell table:formula="of:=[.C15]*[$'Data Capture'.B16]" office:value-type="float" office:value="2.03125" calcext:value-type="float">
            <text:p>2.0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6]*[$'Data Capture'.B17]" office:value-type="float" office:value="6.93" calcext:value-type="float">
            <text:p>6.93</text:p>
          </table:table-cell>
          <table:table-cell table:formula="of:=[.C16]*[$'Data Capture'.B17]"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17]*[$'Data Capture'.B18]" office:value-type="float" office:value="6.25" calcext:value-type="float">
            <text:p>6.25</text:p>
          </table:table-cell>
          <table:table-cell table:formula="of:=[.C17]*[$'Data Capture'.B18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8]*[$'Data Capture'.B19]" office:value-type="float" office:value="2.7" calcext:value-type="float">
            <text:p>2.7</text:p>
          </table:table-cell>
          <table:table-cell table:formula="of:=[.C18]*[$'Data Capture'.B19]" office:value-type="float" office:value="2.325" calcext:value-type="float">
            <text:p>2.3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9.0465" calcext:value-type="float">
            <text:p>19.0465</text:p>
          </table:table-cell>
          <table:table-cell table:formula="of:=SUM([.F2:.F19])" office:value-type="float" office:value="14.04225" calcext:value-type="float">
            <text:p>14.04225</text:p>
          </table:table-cell>
        </table:table-row>
      </table:table>
      <table:table table:name="utd-tot" table:style-name="ta2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Manchester Utd</text:p>
          </table:table-cell>
          <table:table-cell office:value-type="string" calcext:value-type="string">
            <text:p>Tottenham</text:p>
          </table:table-cell>
          <table:table-cell/>
          <table:table-cell table:formula="of:=[.B1]" office:value-type="string" office:string-value="Manchester Utd" calcext:value-type="string">
            <text:p>Manchester Utd</text:p>
          </table:table-cell>
          <table:table-cell table:formula="of:=[.C1]" office:value-type="string" office:string-value="Tottenham" calcext:value-type="string">
            <text:p>Totten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]*[$'Data Capture'.B4]" office:value-type="float" office:value="2.546" calcext:value-type="float">
            <text:p>2.546</text:p>
          </table:table-cell>
          <table:table-cell table:formula="of:=[.C3]*[$'Data Capture'.B4]" office:value-type="float" office:value="4.154" calcext:value-type="float">
            <text:p>4.15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]*[$'Data Capture'.B5]" office:value-type="float" office:value="2.5" calcext:value-type="float">
            <text:p>2.5</text:p>
          </table:table-cell>
          <table:table-cell table:formula="of:=[.C4]*[$'Data Capture'.B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2" calcext:value-type="float">
            <text:p>2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5" calcext:value-type="float">
            <text:p>5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28" calcext:value-type="float">
            <text:p>-2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10" calcext:value-type="float">
            <text:p>-1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7]*[$'Data Capture'.B18]" office:value-type="float" office:value="4.6" calcext:value-type="float">
            <text:p>4.6</text:p>
          </table:table-cell>
          <table:table-cell table:formula="of:=[.C17]*[$'Data Capture'.B18]"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12" calcext:value-type="float">
            <text:p>-1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-18.529" calcext:value-type="float">
            <text:p>-18.529</text:p>
          </table:table-cell>
          <table:table-cell table:formula="of:=SUM([.F2:.F19])" office:value-type="float" office:value="69.994" calcext:value-type="float">
            <text:p>69.994</text:p>
          </table:table-cell>
        </table:table-row>
      </table:table>
      <table:table table:name="wol-ful" table:style-name="ta9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Fulham</text:p>
          </table:table-cell>
          <table:table-cell/>
          <table:table-cell table:formula="of:=[.B1]" office:value-type="string" office:string-value="Wolves" calcext:value-type="string">
            <text:p>Wolves</text:p>
          </table:table-cell>
          <table:table-cell table:formula="of:=[.C1]" office:value-type="string" office:string-value="Fulham" calcext:value-type="string">
            <text:p>Ful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]*[$'Data Capture'.B4]" office:value-type="float" office:value="3.149" calcext:value-type="float">
            <text:p>3.149</text:p>
          </table:table-cell>
          <table:table-cell table:formula="of:=[.C3]*[$'Data Capture'.B4]" office:value-type="float" office:value="3.551" calcext:value-type="float">
            <text:p>3.551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]*[$'Data Capture'.B5]" office:value-type="float" office:value="7" calcext:value-type="float">
            <text:p>7</text:p>
          </table:table-cell>
          <table:table-cell table:formula="of:=[.C4]*[$'Data Capture'.B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2.25" calcext:value-type="float">
            <text:p>2.2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6" calcext:value-type="float">
            <text:p>-6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4" calcext:value-type="float">
            <text:p>4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30" calcext:value-type="float">
            <text:p>-30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3" calcext:value-type="float">
            <text:p>-3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8" calcext:value-type="float">
            <text:p>478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5]*[$'Data Capture'.B16]" office:value-type="float" office:value="2.9875" calcext:value-type="float">
            <text:p>2.9875</text:p>
          </table:table-cell>
          <table:table-cell table:formula="of:=[.C15]*[$'Data Capture'.B16]" office:value-type="float" office:value="3.275" calcext:value-type="float">
            <text:p>3.2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2.97" calcext:value-type="float">
            <text:p>2.97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17]*[$'Data Capture'.B18]" office:value-type="float" office:value="4.15" calcext:value-type="float">
            <text:p>4.15</text:p>
          </table:table-cell>
          <table:table-cell table:formula="of:=[.C17]*[$'Data Capture'.B18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1.1815" calcext:value-type="float">
            <text:p>11.1815</text:p>
          </table:table-cell>
          <table:table-cell table:formula="of:=SUM([.F2:.F19])" office:value-type="float" office:value="24.946" calcext:value-type="float">
            <text:p>24.946</text:p>
          </table:table-cell>
        </table:table-row>
      </table:table>
      <table:table table:name="example" table:style-name="ta10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Sta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eg 2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461cm">
              <dc:date>2020-10-05T00:00:00</dc:date>
              <text:p text:style-name="P1">Will only be able to pick a home team</text:p>
            </office:annotation>
            <text:p>Goals (home)</text:p>
          </table:table-cell>
          <table:table-cell office:value-type="string" calcext:value-type="string">
            <text:p>ars</text:p>
          </table:table-cell>
          <table:table-cell table:formula="of:=[$'ars-she'.E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</text:p>
          </table:table-cell>
          <table:table-cell table:formula="of:=[$'new-bur'.E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913cm">
              <dc:date>2020-10-05T00:00:00</dc:date>
              <text:p text:style-name="P1">Will only be able to pick an away team.</text:p>
            </office:annotation>
            <text:p>Goals (away)</text:p>
          </table:table-cell>
          <table:table-cell office:value-type="string" calcext:value-type="string">
            <text:p>she</text:p>
          </table:table-cell>
          <table:table-cell table:formula="of:=[$'ars-she'.F2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iv</text:p>
          </table:table-cell>
          <table:table-cell table:formula="of:=[$'ast-liv'.F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ast</text:p>
          </table:table-cell>
          <table:table-cell table:formula="of:=[$'ast-liv'.E3]" office:value-type="float" office:value="2.077" calcext:value-type="float">
            <text:p>2.077</text:p>
          </table:table-cell>
          <table:table-cell table:number-columns-repeated="2"/>
          <table:table-cell office:value-type="string" calcext:value-type="string">
            <text:p>lei</text:p>
          </table:table-cell>
          <table:table-cell table:formula="of:=[$'lei-ham'.E3]" office:value-type="float" office:value="4.623" calcext:value-type="float">
            <text:p>4.62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string" calcext:value-type="string">
            <text:p>liv</text:p>
          </table:table-cell>
          <table:table-cell table:formula="of:=[$'ast-liv'.F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ee</text:p>
          </table:table-cell>
          <table:table-cell table:formula="of:=[$'lee-cit'.E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string" calcext:value-type="string">
            <text:p>che</text:p>
          </table:table-cell>
          <table:table-cell table:formula="of:=[$'che-cry'.E5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i</text:p>
          </table:table-cell>
          <table:table-cell table:formula="of:=[$'eve-bri'.F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string" calcext:value-type="string">
            <text:p>cry</text:p>
          </table:table-cell>
          <table:table-cell table:formula="of:=[$'che-cry'.F6]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che</text:p>
          </table:table-cell>
          <table:table-cell table:formula="of:=[$'che-cry'.E6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string" calcext:value-type="string">
            <text:p>eve</text:p>
          </table:table-cell>
          <table:table-cell table:formula="of:=[$'eve-bri'.E7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cry</text:p>
          </table:table-cell>
          <table:table-cell table:formula="of:=[$'che-cry'.F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string" calcext:value-type="string">
            <text:p>bri</text:p>
          </table:table-cell>
          <table:table-cell table:formula="of:=[$'eve-bri'.F8]"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ast</text:p>
          </table:table-cell>
          <table:table-cell table:formula="of:=[$'ast-liv'.E8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string" calcext:value-type="string">
            <text:p>lee</text:p>
          </table:table-cell>
          <table:table-cell table:formula="of:=[$'lee-cit'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e</text:p>
          </table:table-cell>
          <table:table-cell table:formula="of:=[$'lee-cit'.E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sides </text:p>
          </table:table-cell>
          <table:table-cell office:value-type="string" calcext:value-type="string">
            <text:p>cit</text:p>
          </table:table-cell>
          <table:table-cell table:formula="of:=[$'lee-cit'.F10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ful</text:p>
          </table:table-cell>
          <table:table-cell table:formula="of:=[$'wol-ful'.F10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string" calcext:value-type="string">
            <text:p>lei</text:p>
          </table:table-cell>
          <table:table-cell table:formula="of:=[$'lei-ham'.E11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o</text:p>
          </table:table-cell>
          <table:table-cell table:formula="of:=[$'sou-bro'.F1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uls </text:p>
          </table:table-cell>
          <table:table-cell office:value-type="string" calcext:value-type="string">
            <text:p>ham</text:p>
          </table:table-cell>
          <table:table-cell table:formula="of:=[$'lei-ham'.F12]"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sou</text:p>
          </table:table-cell>
          <table:table-cell table:formula="of:=[$'sou-bro'.E12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string" calcext:value-type="string">
            <text:p>new</text:p>
          </table:table-cell>
          <table:table-cell table:formula="of:=[$'new-bur'.E13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it</text:p>
          </table:table-cell>
          <table:table-cell table:formula="of:=[$'lee-cit'.F13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string" calcext:value-type="string">
            <text:p>bur</text:p>
          </table:table-cell>
          <table:table-cell table:formula="of:=[$'new-bur'.F14]"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utd</text:p>
          </table:table-cell>
          <table:table-cell table:formula="of:=[$'utd-tot'.E14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string" calcext:value-type="string">
            <text:p>sou</text:p>
          </table:table-cell>
          <table:table-cell table:formula="of:=[$'sou-bro'.E15]" office:value-type="float" office:value="3.2625" calcext:value-type="float">
            <text:p>3.2625</text:p>
          </table:table-cell>
          <table:table-cell table:number-columns-repeated="2"/>
          <table:table-cell office:value-type="string" calcext:value-type="string">
            <text:p>tot</text:p>
          </table:table-cell>
          <table:table-cell table:formula="of:=[$'utd-tot'.F15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ckles </text:p>
          </table:table-cell>
          <table:table-cell office:value-type="string" calcext:value-type="string">
            <text:p>bro</text:p>
          </table:table-cell>
          <table:table-cell table:formula="of:=[$'sou-bro'.F16]" office:value-type="float" office:value="5.94" calcext:value-type="float">
            <text:p>5.94</text:p>
          </table:table-cell>
          <table:table-cell table:number-columns-repeated="2"/>
          <table:table-cell office:value-type="string" calcext:value-type="string">
            <text:p>eve</text:p>
          </table:table-cell>
          <table:table-cell table:formula="of:=[$'eve-bri'.E16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Attacks </text:p>
          </table:table-cell>
          <table:table-cell office:value-type="string" calcext:value-type="string">
            <text:p>utd</text:p>
          </table:table-cell>
          <table:table-cell table:formula="of:=[$'utd-tot'.E17]"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bur</text:p>
          </table:table-cell>
          <table:table-cell table:formula="of:=[$'new-bur'.F17]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string" calcext:value-type="string">
            <text:p>tot</text:p>
          </table:table-cell>
          <table:table-cell table:formula="of:=[$'utd-tot'.F18]"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wol</text:p>
          </table:table-cell>
          <table:table-cell table:formula="of:=[$'wol-ful'.F18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string" calcext:value-type="string">
            <text:p>wol</text:p>
          </table:table-cell>
          <table:table-cell table:formula="of:=[$'wol-ful'.E19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ham</text:p>
          </table:table-cell>
          <table:table-cell table:formula="of:=[$'lei-ham'.F19]" office:value-type="float" office:value="-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Total </text:p>
          </table:table-cell>
          <table:table-cell/>
          <table:table-cell table:formula="of:=SUM([.C2:.C20])" office:value-type="float" office:value="39.5795" calcext:value-type="float">
            <text:p>39.5795</text:p>
          </table:table-cell>
          <table:table-cell table:number-columns-repeated="3"/>
          <table:table-cell table:formula="of:=SUM([.G2:.G20])" office:value-type="float" office:value="43.873" calcext:value-type="float">
            <text:p>43.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7:42:22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7T09:06:39.303000000</meta:creation-date>
    <dc:date>2020-10-05T18:49:41.816000000</dc:date>
    <meta:editing-duration>PT3H41M10S</meta:editing-duration>
    <meta:editing-cycles>11</meta:editing-cycles>
    <meta:generator>LibreOffice/7.0.0.3$Windows_X86_64 LibreOffice_project/8061b3e9204bef6b321a21033174034a5e2ea88e</meta:generator>
    <meta:document-statistic meta:table-count="12" meta:cell-count="1124" meta:object-count="0"/>
  </office:meta>
</office:document-meta>
</file>